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996600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solid" svg:stroke-width="0.007cm" svg:stroke-color="#000000" draw:stroke-linejoin="miter" draw:fill="solid" draw:fill-color="#ff9999" fo:padding-top="0.128cm" fo:padding-bottom="0.128cm" fo:padding-left="0.253cm" fo:padding-right="0.253cm"/>
    </style:style>
    <style:style style:name="P1" style:family="paragraph">
      <loext:graphic-properties draw:fill="none" draw:fill-color="#996600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loext:graphic-properties draw:fill="solid" draw:fill-color="#9999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9999"/>
    </style:style>
  </office:automatic-styles>
  <office:body>
    <office:drawing>
      <draw:page draw:name="page1" draw:style-name="dp1" draw:master-page-name="Default">
        <draw:line draw:style-name="gr1" draw:text-style-name="P1" draw:layer="layout" svg:x1="4.183cm" svg:y1="2.984cm" svg:x2="4.182cm" svg:y2="2.325cm">
          <text:p/>
        </draw:line>
        <draw:line draw:style-name="gr1" draw:text-style-name="P1" draw:layer="layout" svg:x1="5.658cm" svg:y1="3.371cm" svg:x2="4.574cm" svg:y2="3.402cm">
          <text:p/>
        </draw:line>
        <draw:line draw:style-name="gr1" draw:text-style-name="P1" draw:layer="layout" svg:x1="6.619cm" svg:y1="3.371cm" svg:x2="5.584cm" svg:y2="3.371cm">
          <text:p/>
        </draw:line>
        <draw:line draw:style-name="gr1" draw:text-style-name="P1" draw:layer="layout" svg:x1="4.574cm" svg:y1="3.402cm" svg:x2="5.098cm" svg:y2="2.292cm">
          <text:p/>
        </draw:line>
        <draw:line draw:style-name="gr1" draw:text-style-name="P1" draw:layer="layout" svg:x1="6.6cm" svg:y1="3.371cm" svg:x2="7.054cm" svg:y2="2.284cm">
          <text:p/>
        </draw:line>
        <draw:line draw:style-name="gr1" draw:text-style-name="P1" draw:layer="layout" svg:x1="4.579cm" svg:y1="3.403cm" svg:x2="4.069cm" svg:y2="2.987cm">
          <text:p/>
        </draw:line>
        <draw:line draw:style-name="gr1" draw:text-style-name="P1" draw:layer="layout" svg:x1="6.599cm" svg:y1="3.361cm" svg:x2="6.145cm" svg:y2="2.274cm">
          <text:p/>
        </draw:line>
        <draw:line draw:style-name="gr1" draw:text-style-name="P1" draw:layer="layout" svg:x1="4.182cm" svg:y1="1.701cm" svg:x2="4.181cm" svg:y2="1.083cm">
          <text:p/>
        </draw:line>
        <draw:line draw:style-name="gr1" draw:text-style-name="P1" draw:layer="layout" svg:x1="5.089cm" svg:y1="2.273cm" svg:x2="5.089cm" svg:y2="1.139cm">
          <text:p/>
        </draw:line>
        <draw:line draw:style-name="gr1" draw:text-style-name="P1" draw:layer="layout" svg:x1="6.147cm" svg:y1="2.273cm" svg:x2="6.147cm" svg:y2="1.139cm">
          <text:p/>
        </draw:line>
        <draw:line draw:style-name="gr1" draw:text-style-name="P1" draw:layer="layout" svg:x1="7.045cm" svg:y1="2.292cm" svg:x2="7.045cm" svg:y2="1.158cm">
          <text:p/>
        </draw:line>
        <draw:path draw:style-name="gr2" draw:text-style-name="P2" draw:layer="layout" svg:width="0.655cm" svg:height="0.646cm" svg:x="4.747cm" svg:y="1.95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5.869cm" svg:y="1.95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6.713cm" svg:y="1.93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5.322cm" svg:y="3.03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3.757cm" svg:height="0.693cm" svg:x="3.718cm" svg:y="0.745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729cm" svg:height="0.528cm" svg:x="4.695cm" svg:y="2.0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534cm" svg:height="0.47cm" svg:x="5.39cm" svg:y="3.13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0.734cm" svg:height="0.529cm" svg:x="5.824cm" svg:y="2.00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0.746cm" svg:height="0.529cm" svg:x="6.668cm" svg:y="2.01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0.522cm" svg:height="0.47cm" svg:x="5.405cm" svg:y="0.9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5" draw:text-style-name="P1" draw:layer="layout" svg:x1="2.459cm" svg:y1="2.549cm" svg:x2="2.83cm" svg:y2="2.549cm">
          <text:p/>
        </draw:line>
        <draw:line draw:style-name="gr5" draw:text-style-name="P1" draw:layer="layout" svg:x1="2.459cm" svg:y1="2.326cm" svg:x2="2.83cm" svg:y2="2.326cm">
          <text:p/>
        </draw:line>
        <draw:frame draw:style-name="gr4" draw:text-style-name="P4" draw:layer="layout" svg:width="1.4cm" svg:height="0.84cm" svg:x="0.664cm" svg:y="2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5" draw:layer="layout" svg:width="0.772cm" svg:height="0.761cm" svg:x="3.81cm" svg:y="2.526cm" svg:viewBox="0 0 773 762" svg:d="M386 0c-72 0-132 16-193 51s-106 79-141 139c-36 61-52 121-52 190 0 72 16 131 52 192 35 59 80 104 141 138 61 36 121 52 193 52s131-16 193-52c62-34 106-79 142-138 35-61 52-120 52-192 0-69-17-129-52-190-36-60-80-104-142-139s-121-51-193-51z">
          <text:p/>
        </draw:path>
        <draw:frame draw:style-name="gr4" draw:text-style-name="P4" draw:layer="layout" svg:width="1.031cm" svg:height="0.641cm" svg:x="3.655cm" svg:y="2.5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8T19:10:55.148495669</dc:date>
    <meta:editing-duration>P1DT42M48S</meta:editing-duration>
    <meta:editing-cycles>22</meta:editing-cycles>
    <meta:generator>LibreOffice/5.2.3.3$Linux_X86_64 LibreOffice_project/20m0$Build-3</meta:generator>
    <meta:document-statistic meta:object-count="26"/>
  </office:meta>
</office:document-meta>
</file>

<file path=Object 1/content.xml><?xml version="1.0" encoding="utf-8"?>
<math xmlns="http://www.w3.org/1998/Math/MathML" display="block">
  <semantics>
    <msup>
      <msup>
        <mi>W</mi>
        <mn>1</mn>
      </msup>
      <mi mathvariant="normal">∗</mi>
    </msup>
    <annotation encoding="StarMath 5.0">{W^1}^{ %Ux2217  }</annotation>
  </semantics>
</math>
</file>

<file path=Object 2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{ -1  }</annotation>
  </semantics>
</math>
</file>

<file path=Object 5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